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200000359E634ED5E.png" manifest:media-type="image/png"/>
  <manifest:file-entry manifest:full-path="Pictures/10000000000005540000015566D3B6DF.png" manifest:media-type="image/png"/>
  <manifest:file-entry manifest:full-path="Pictures/1000000000000344000004D22FCDD52B.png" manifest:media-type="image/png"/>
  <manifest:file-entry manifest:full-path="Pictures/2000000E0000634100004A4C44ECF37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-title">
      <style:graphic-properties fo:min-height="3.506cm"/>
    </style:style>
    <style:style style:name="pr4" style:family="presentation" style:parent-style-name="focus-title">
      <style:graphic-properties draw:auto-grow-height="true" fo:min-height="3.506cm"/>
    </style:style>
    <style:style style:name="pr5" style:family="presentation" style:parent-style-name="focus-subtitle">
      <style:graphic-properties draw:fill-color="#ffffff" fo:min-height="12.179cm"/>
    </style:style>
    <style:style style:name="P1" style:family="paragraph">
      <style:text-properties fo:font-size="42pt" style:font-size-asian="42pt" style:font-size-complex="42pt"/>
    </style:style>
    <style:style style:name="P2" style:family="paragraph">
      <loext:graphic-properties draw:fill="none" draw:fill-color="#ffffff"/>
      <style:text-properties fo:font-size="42pt" style:font-size-asian="42pt" style:font-size-complex="4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style:font-size-asian="26.3999996185303pt"/>
    </style:style>
    <style:style style:name="P7" style:family="paragraph">
      <style:paragraph-properties fo:text-align="start"/>
      <style:text-properties fo:color="#00ccff"/>
    </style:style>
    <style:style style:name="P8" style:family="paragraph">
      <loext:graphic-properties draw:fill-color="#ffffff"/>
      <style:paragraph-properties fo:text-align="start"/>
      <style:text-properties fo:color="#00cc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color="#00cc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>
        <office:forms form:automatic-focus="false" form:apply-design-mode="false"/>
        <draw:frame draw:style-name="gr1" draw:text-style-name="P2" draw:layer="layout" svg:width="13.97cm" svg:height="3.731cm" svg:x="7.366cm" svg:y="6.35cm">
          <draw:text-box>
            <text:p text:style-name="P1"><text:span text:style-name="T1">SDN</text:span><text:span text:style-name="T1">功能扩展框架</text:span></text:p>
          </draw:text-box>
        </draw:frame>
        <draw:frame draw:style-name="gr2" draw:text-style-name="P3" draw:layer="layout" svg:width="2.794cm" svg:height="1.052cm" svg:x="8.382cm" svg:y="10.414cm">
          <draw:text-box>
            <text:p>胡云锐</text:p>
          </draw:text-box>
        </draw:frame>
        <draw:frame draw:style-name="gr3" draw:text-style-name="P3" draw:layer="layout" svg:width="2.54cm" svg:height="1.27cm" svg:x="12.7cm" svg:y="10.414cm">
          <draw:text-box>
            <text:p>林家军</text:p>
          </draw:text-box>
        </draw:frame>
        <draw:frame draw:style-name="gr4" draw:text-style-name="P3" draw:layer="layout" svg:width="2.54cm" svg:height="1.052cm" svg:x="16.764cm" svg:y="10.414cm">
          <draw:text-box>
            <text:p>李英儒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">
        <office:forms form:automatic-focus="false" form:apply-design-mode="false"/>
        <draw:frame draw:style-name="gr6" draw:text-style-name="P3" draw:layer="layout" svg:width="16.256cm" svg:height="3.455cm" svg:x="5.842cm" svg:y="2.54cm">
          <draw:text-box>
            <text:p xml:id="id1" text:id="id1">背景：为了实现某些SDN应用，需要将符合一定要求的流量（如拓扑，限制条件）引向辅助分布于网络中的数据处理节点（cpu）。对于此类应用的这种流量操作，实现上有共同之处。</text:p>
          </draw:text-box>
        </draw:frame>
        <draw:frame draw:style-name="gr2" draw:text-style-name="P3" draw:layer="layout" svg:width="15.24cm" svg:height="2.654cm" svg:x="7.62cm" svg:y="7.76cm">
          <draw:text-box>
            <text:p xml:id="id2" text:id="id2">现状：现有SDN接口没有特殊处理数据处理节点，开发此类应用每次都需要重新开始。应用之间难以协调且会造成拓扑重复计算。</text:p>
          </draw:text-box>
        </draw:frame>
        <draw:frame draw:style-name="gr2" draw:text-style-name="P3" draw:layer="layout" svg:width="12.954cm" svg:height="3.455cm" svg:x="5.842cm" svg:y="13.208cm">
          <draw:text-box>
            <text:p xml:id="id3" text:id="id3">我们提供一套针对此类应用的API，开发者只需要简单的说明需求即可完成开发。并提供一个运行于Ryu controller上的管理程序管理用此框架开发的应用。</text:p>
          </draw:text-box>
        </draw:frame>
        <draw:frame draw:style-name="gr7" draw:text-style-name="P5" xml:id="id4" draw:id="id4" draw:layer="layout" svg:width="27.999cm" svg:height="6.999cm" svg:x="0.18cm" svg:y="7.083cm">
          <draw:image xlink:href="Pictures/10000000000005540000015566D3B6D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体结构</text:p>
          </draw:text-box>
        </draw:frame>
        <draw:frame draw:style-name="gr7" draw:text-style-name="P5" draw:layer="layout" svg:width="11.221cm" svg:height="16.564cm" svg:x="8.591cm" svg:y="3.556cm">
          <draw:image xlink:href="Pictures/1000000000000344000004D22FCDD52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" presentation:presentation-page-layout-name="AL1T19">
        <draw:frame presentation:style-name="pr3" draw:layer="layout" svg:width="25.199cm" svg:height="3.506cm" svg:x="1.4cm" svg:y="0.837cm" presentation:class="title">
          <draw:text-box>
            <text:p>AppManager详解</text:p>
          </draw:text-box>
        </draw:frame>
        <draw:frame draw:style-name="gr7" draw:text-style-name="P5" draw:layer="layout" svg:width="19.939cm" svg:height="15.911cm" svg:x="4.445cm" svg:y="4.155cm">
          <draw:image xlink:href="Pictures/100000000000043200000359E634ED5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" presentation:presentation-page-layout-name="AL1T19">
        <draw:frame presentation:style-name="pr3" draw:layer="layout" svg:width="25.199cm" svg:height="3.506cm" svg:x="1.4cm" svg:y="0.837cm" presentation:class="title">
          <draw:text-box>
            <text:p>实例一：流量加密</text:p>
          </draw:text-box>
        </draw:frame>
        <draw:frame draw:style-name="gr8" draw:text-style-name="P3" draw:layer="layout" svg:width="24.759cm" svg:height="1.853cm" svg:x="1.657cm" svg:y="4.751cm">
          <draw:text-box>
            <text:p>计算节点：加密所有进入的没有标识的数据包，解密所有进入的有标识的数据包，并从原端口送出</text:p>
          </draw:text-box>
        </draw:frame>
        <draw:frame draw:style-name="gr9" draw:text-style-name="P3" draw:layer="layout" svg:width="1.212cm" svg:height="2.54cm" svg:x="24.95cm" svg:y="8.128cm">
          <draw:text-box>
            <text:p/>
          </draw:text-box>
        </draw:frame>
        <draw:frame draw:style-name="gr2" draw:text-style-name="P3" draw:layer="layout" svg:width="24.384cm" svg:height="1.853cm" svg:x="1.778cm" svg:y="8.128cm">
          <draw:text-box>
            <text:p>Nya应用需求：将所有进入和离开SDN网络的IP包（距离源或目的地址地址一跳）引向计算节点</text:p>
          </draw:text-box>
        </draw:frame>
        <draw:frame draw:style-name="gr2" draw:text-style-name="P3" draw:layer="layout" svg:width="8.382cm" svg:height="1.052cm" svg:x="1.778cm" svg:y="11.394cm">
          <draw:text-box>
            <text:p>对用户透明的加密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1T19">
        <draw:frame presentation:style-name="pr3" draw:layer="layout" svg:width="25.199cm" svg:height="3.506cm" svg:x="1.4cm" svg:y="0.837cm" presentation:class="title" presentation:user-transformed="true">
          <draw:text-box>
            <text:p>实例二 分布式Web缓存 </text:p>
          </draw:text-box>
        </draw:frame>
        <draw:frame draw:style-name="gr2" draw:text-style-name="P3" draw:layer="layout" svg:width="23.114cm" svg:height="1.853cm" svg:x="2.54cm" svg:y="4.064cm">
          <draw:text-box>
            <text:p>计算节点：有通常的web缓存功能即可，接受定时信息与其他计算节点同步缓存。</text:p>
          </draw:text-box>
        </draw:frame>
        <draw:frame draw:style-name="gr2" draw:text-style-name="P3" draw:layer="layout" svg:width="22.352cm" svg:height="1.853cm" svg:x="2.794cm" svg:y="7.366cm">
          <draw:text-box>
            <text:p>Nya应用需求：将所有进入和SDN网络的80端口的TCP包（距离源或目的地址地址一跳）修改目的mac地址后引向计算节点。定时下发同步信号。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2T0">
        <draw:frame presentation:style-name="pr4" draw:layer="layout" svg:width="25.199cm" svg:height="3.506cm" svg:x="1.4cm" svg:y="0.837cm" presentation:class="title">
          <draw:text-box>
            <text:p>展望</text:p>
          </draw:text-box>
        </draw:frame>
        <draw:frame presentation:style-name="pr5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2">拓扑计算算法改进</text:span></text:p>
            <text:p text:style-name="P7"><text:span text:style-name="T2">App</text:span><text:span text:style-name="T2">管理改进</text:span></text:p>
            <text:p text:style-name="P7"><text:span text:style-name="T2">web</text:span><text:span text:style-name="T2">后端完善接口</text:span></text:p>
            <text:p text:style-name="P7"><text:span text:style-name="T2">将计算节点可编程集成进</text:span><text:span text:style-name="T2">switch</text:span></text:p>
            <text:p text:style-name="P7"><text:span text:style-name="T2">Etc..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正黑" style:font-family-asian="文泉驿正黑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focus" style:page-layout-name="PM1" draw:style-name="Mdp1"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08:49:24.614460931</meta:creation-date>
    <dc:date>2015-08-26T11:17:02.109481262</dc:date>
    <meta:editing-duration>PT1H6M21S</meta:editing-duration>
    <meta:editing-cycles>8</meta:editing-cycles>
    <meta:generator>LibreOffice/5.0.0.5$Linux_X86_64 LibreOffice_project/00m0$Build-5</meta:generator>
    <meta:document-statistic meta:object-count="69"/>
  </office:meta>
</office:document-meta>
</file>